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HotDeploymentTool.setTask( ServerDeploy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HotDeploymentTool.validate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HotDeploymentTool.creat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tDeploymentTool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tDeploymentTool.createJvm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tDeploymentTool.depl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HotDeploymentTool.isActio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tDeploymentTool.get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tDeploymentToo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